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3" table:number-columns-repeated="2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16">
            <text:p>115016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16">
            <text:p>135016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16">
            <text:p>175016</text:p>
          </table:table-cell>
          <table:table-cell office:value-type="float" office:value="180000">
            <text:p>180000</text:p>
          </table:table-cell>
          <table:table-cell office:value-type="float" office:value="185016">
            <text:p>185016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1" office:value-type="float" office:value="6717.28206868701">
            <text:p>6717,28206869</text:p>
          </table:table-cell>
          <table:table-cell table:style-name="ce1" office:value-type="float" office:value="6635.59685534857">
            <text:p>6635,59685535</text:p>
          </table:table-cell>
          <table:table-cell table:style-name="ce1" office:value-type="float" office:value="6576.68613631756">
            <text:p>6576,68613632</text:p>
          </table:table-cell>
          <table:table-cell table:number-columns-repeated="9" table:style-name="ce1" office:value-type="float" office:value="6353.98665977756">
            <text:p>6353,98665978</text:p>
          </table:table-cell>
          <table:table-cell table:number-columns-repeated="8" table:style-name="ce1" office:value-type="float" office:value="6243.49471912441">
            <text:p>6243,49471912</text:p>
          </table:table-cell>
          <table:table-cell table:number-columns-repeated="4" table:style-name="ce1" office:value-type="float" office:value="6220.66718226991">
            <text:p>6220,66718227</text:p>
          </table:table-cell>
          <table:table-cell table:style-name="ce1" office:value-type="float" office:value="6215.85099157246">
            <text:p>6215,85099157</text:p>
          </table:table-cell>
          <table:table-cell table:style-name="ce1" office:value-type="float" office:value="6203.60395290712">
            <text:p>6203,60395291</text:p>
          </table:table-cell>
          <table:table-cell table:number-columns-repeated="2" table:style-name="ce1" office:value-type="float" office:value="6174.1706024401">
            <text:p>6174,17060244</text:p>
          </table:table-cell>
          <table:table-cell table:style-name="ce1" office:value-type="float" office:value="6171.03867780045">
            <text:p>6171,03867780</text:p>
          </table:table-cell>
          <table:table-cell table:style-name="ce1" office:value-type="float" office:value="6163.96055197347">
            <text:p>6163,96055197</text:p>
          </table:table-cell>
          <table:table-cell table:number-columns-repeated="2" table:style-name="ce1" office:value-type="float" office:value="6142.93343316106">
            <text:p>6142,93343316</text:p>
          </table:table-cell>
          <table:table-cell table:number-columns-repeated="2" table:style-name="ce1" office:value-type="float" office:value="6078.48533732915">
            <text:p>6078,48533733</text:p>
          </table:table-cell>
          <table:table-cell table:style-name="ce1" office:value-type="float" office:value="6077.46298184301">
            <text:p>6077,46298184</text:p>
          </table:table-cell>
          <table:table-cell table:number-columns-repeated="10" table:style-name="ce1" office:value-type="float" office:value="6054.01868180461">
            <text:p>6054,01868180</text:p>
          </table:table-cell>
          <table:table-cell table:number-columns-repeated="14" table:style-name="ce1" office:value-type="float" office:value="6024.36900300718">
            <text:p>6024,36900301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629">
            <text:p>629</text:p>
          </table:table-cell>
          <table:table-cell office:value-type="float" office:value="955">
            <text:p>955</text:p>
          </table:table-cell>
          <table:table-cell office:value-type="float" office:value="1856">
            <text:p>1856</text:p>
          </table:table-cell>
          <table:table-cell table:number-columns-repeated="9" office:value-type="float" office:value="2516">
            <text:p>2516</text:p>
          </table:table-cell>
          <table:table-cell table:number-columns-repeated="8" office:value-type="float" office:value="8311">
            <text:p>8311</text:p>
          </table:table-cell>
          <table:table-cell table:number-columns-repeated="4" office:value-type="float" office:value="13567">
            <text:p>13567</text:p>
          </table:table-cell>
          <table:table-cell office:value-type="float" office:value="16523">
            <text:p>16523</text:p>
          </table:table-cell>
          <table:table-cell office:value-type="float" office:value="16830">
            <text:p>16830</text:p>
          </table:table-cell>
          <table:table-cell table:number-columns-repeated="2" office:value-type="float" office:value="17416">
            <text:p>17416</text:p>
          </table:table-cell>
          <table:table-cell office:value-type="float" office:value="18975">
            <text:p>18975</text:p>
          </table:table-cell>
          <table:table-cell office:value-type="float" office:value="19330">
            <text:p>19330</text:p>
          </table:table-cell>
          <table:table-cell table:number-columns-repeated="2" office:value-type="float" office:value="20495">
            <text:p>20495</text:p>
          </table:table-cell>
          <table:table-cell table:number-columns-repeated="2" office:value-type="float" office:value="21438">
            <text:p>21438</text:p>
          </table:table-cell>
          <table:table-cell office:value-type="float" office:value="22686">
            <text:p>22686</text:p>
          </table:table-cell>
          <table:table-cell table:number-columns-repeated="10" office:value-type="float" office:value="23666">
            <text:p>23666</text:p>
          </table:table-cell>
          <table:table-cell table:number-columns-repeated="14" office:value-type="float" office:value="30495">
            <text:p>30495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6717.28206868701">
            <text:p>6717,28206869</text:p>
          </table:table-cell>
          <table:table-cell table:style-name="ce1" office:value-type="float" office:value="6809.61922423846">
            <text:p>6809,61922424</text:p>
          </table:table-cell>
          <table:table-cell table:style-name="ce1" office:value-type="float" office:value="6636.44363526255">
            <text:p>6636,44363526</text:p>
          </table:table-cell>
          <table:table-cell table:style-name="ce1" office:value-type="float" office:value="6484.71063651757">
            <text:p>6484,71063652</text:p>
          </table:table-cell>
          <table:table-cell table:style-name="ce1" office:value-type="float" office:value="6494.89706889279">
            <text:p>6494,89706889</text:p>
          </table:table-cell>
          <table:table-cell table:style-name="ce1" office:value-type="float" office:value="6848.68772680892">
            <text:p>6848,68772681</text:p>
          </table:table-cell>
          <table:table-cell table:number-columns-repeated="2" table:style-name="ce1" office:value-type="float" office:value="6520.26431260586">
            <text:p>6520,26431261</text:p>
          </table:table-cell>
          <table:table-cell table:style-name="ce1" office:value-type="float" office:value="6480.80398417129">
            <text:p>6480,80398417</text:p>
          </table:table-cell>
          <table:table-cell table:style-name="ce1" office:value-type="float" office:value="6549.13625725876">
            <text:p>6549,13625726</text:p>
          </table:table-cell>
          <table:table-cell table:style-name="ce1" office:value-type="float" office:value="6439.91266875318">
            <text:p>6439,91266875</text:p>
          </table:table-cell>
          <table:table-cell table:style-name="ce1" office:value-type="float" office:value="6389.0771157383">
            <text:p>6389,07711574</text:p>
          </table:table-cell>
          <table:table-cell table:style-name="ce1" office:value-type="float" office:value="6279.95793234026">
            <text:p>6279,95793234</text:p>
          </table:table-cell>
          <table:table-cell table:style-name="ce1" office:value-type="float" office:value="6274.8593760537">
            <text:p>6274,85937605</text:p>
          </table:table-cell>
          <table:table-cell table:style-name="ce1" office:value-type="float" office:value="6368.89699966011">
            <text:p>6368,89699966</text:p>
          </table:table-cell>
          <table:table-cell table:style-name="ce1" office:value-type="float" office:value="6351.13549272264">
            <text:p>6351,13549272</text:p>
          </table:table-cell>
          <table:table-cell table:number-columns-repeated="2" table:style-name="ce1" office:value-type="float" office:value="6338.23589021177">
            <text:p>6338,23589021</text:p>
          </table:table-cell>
          <table:table-cell table:style-name="ce1" office:value-type="float" office:value="6337.71043283424">
            <text:p>6337,71043283</text:p>
          </table:table-cell>
          <table:table-cell table:style-name="ce1" office:value-type="float" office:value="6327.14526087536">
            <text:p>6327,14526088</text:p>
          </table:table-cell>
          <table:table-cell table:style-name="ce1" office:value-type="float" office:value="6923.08130155387">
            <text:p>6923,08130155</text:p>
          </table:table-cell>
          <table:table-cell table:style-name="ce1" office:value-type="float" office:value="6516.02049017863">
            <text:p>6516,02049018</text:p>
          </table:table-cell>
          <table:table-cell table:style-name="ce1" office:value-type="float" office:value="6463.61316765606">
            <text:p>6463,61316766</text:p>
          </table:table-cell>
          <table:table-cell table:style-name="ce1" office:value-type="float" office:value="6356.26894904151">
            <text:p>6356,26894904</text:p>
          </table:table-cell>
          <table:table-cell table:number-columns-repeated="3" table:style-name="ce1" office:value-type="float" office:value="6215.85099157246">
            <text:p>6215,85099157</text:p>
          </table:table-cell>
          <table:table-cell table:style-name="ce1" office:value-type="float" office:value="6210.15716403326">
            <text:p>6210,15716403</text:p>
          </table:table-cell>
          <table:table-cell table:style-name="ce1" office:value-type="float" office:value="6171.03867780045">
            <text:p>6171,03867780</text:p>
          </table:table-cell>
          <table:table-cell table:style-name="ce1" office:value-type="float" office:value="6163.96055197347">
            <text:p>6163,96055197</text:p>
          </table:table-cell>
          <table:table-cell table:number-columns-repeated="2" table:style-name="ce1" office:value-type="float" office:value="6142.93343316106">
            <text:p>6142,93343316</text:p>
          </table:table-cell>
          <table:table-cell table:number-columns-repeated="3" table:style-name="ce1" office:value-type="float" office:value="6078.48533732915">
            <text:p>6078,48533733</text:p>
          </table:table-cell>
          <table:table-cell table:style-name="ce1" office:value-type="float" office:value="6362.19777748573">
            <text:p>6362,19777749</text:p>
          </table:table-cell>
          <table:table-cell table:style-name="ce1" office:value-type="float" office:value="6195.37373333248">
            <text:p>6195,37373333</text:p>
          </table:table-cell>
          <table:table-cell table:number-columns-repeated="2" table:style-name="ce1" office:value-type="float" office:value="6257.84140991413">
            <text:p>6257,84140991</text:p>
          </table:table-cell>
          <table:table-cell table:style-name="ce1" office:value-type="float" office:value="6351.4917205785">
            <text:p>6351,49172058</text:p>
          </table:table-cell>
          <table:table-cell table:style-name="ce1" office:value-type="float" office:value="6229.64561276419">
            <text:p>6229,64561276</text:p>
          </table:table-cell>
          <table:table-cell table:number-columns-repeated="2" table:style-name="ce1" office:value-type="float" office:value="6198.40344407981">
            <text:p>6198,40344408</text:p>
          </table:table-cell>
          <table:table-cell table:style-name="ce1" office:value-type="float" office:value="6125.27517893461">
            <text:p>6125,27517893</text:p>
          </table:table-cell>
          <table:table-cell table:style-name="ce1" office:value-type="float" office:value="6137.13767261162">
            <text:p>6137,13767261</text:p>
          </table:table-cell>
          <table:table-cell table:style-name="ce1" office:value-type="float" office:value="6038.34017436644">
            <text:p>6038,34017437</text:p>
          </table:table-cell>
          <table:table-cell table:style-name="ce1" office:value-type="float" office:value="6199.43362467633">
            <text:p>6199,43362468</text:p>
          </table:table-cell>
          <table:table-cell table:style-name="ce1" office:value-type="float" office:value="6138.09708614731">
            <text:p>6138,09708615</text:p>
          </table:table-cell>
          <table:table-cell table:style-name="ce1" office:value-type="float" office:value="6199.04353636645">
            <text:p>6199,04353637</text:p>
          </table:table-cell>
          <table:table-cell table:style-name="ce1" office:value-type="float" office:value="6197.81459317098">
            <text:p>6197,81459317</text:p>
          </table:table-cell>
          <table:table-cell table:style-name="ce1" office:value-type="float" office:value="6280.93668151494">
            <text:p>6280,93668151</text:p>
          </table:table-cell>
          <table:table-cell table:style-name="ce1" office:value-type="float" office:value="6275.91243664838">
            <text:p>6275,91243665</text:p>
          </table:table-cell>
          <table:table-cell table:style-name="ce1" office:value-type="float" office:value="6396.16167856875">
            <text:p>6396,16167857</text:p>
          </table:table-cell>
          <table:table-cell table:style-name="ce1" office:value-type="float" office:value="6824.79849210858">
            <text:p>6824,79849211</text:p>
          </table:table-cell>
          <table:table-cell table:style-name="ce1" office:value-type="float" office:value="6723.58722122044">
            <text:p>6723,58722122</text:p>
          </table:table-cell>
          <table:table-cell table:style-name="ce1" office:value-type="float" office:value="6696.96454586381">
            <text:p>6696,96454586</text:p>
          </table:table-cell>
          <table:table-cell table:style-name="ce1" office:value-type="float" office:value="6607.23103899245">
            <text:p>6607,23103899</text:p>
          </table:table-cell>
          <table:table-cell table:style-name="ce1" office:value-type="float" office:value="6769.20629132901">
            <text:p>6769,20629133</text:p>
          </table:table-cell>
          <table:table-cell table:style-name="ce1" office:value-type="float" office:value="6827.23439323577">
            <text:p>6827,23439324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648">
            <text:p>648</text:p>
          </table:table-cell>
          <table:table-cell office:value-type="float" office:value="1282">
            <text:p>1282</text:p>
          </table:table-cell>
          <table:table-cell office:value-type="float" office:value="1888">
            <text:p>1888</text:p>
          </table:table-cell>
          <table:table-cell office:value-type="float" office:value="2563">
            <text:p>2563</text:p>
          </table:table-cell>
          <table:table-cell office:value-type="float" office:value="3234">
            <text:p>3234</text:p>
          </table:table-cell>
          <table:table-cell office:value-type="float" office:value="3913">
            <text:p>3913</text:p>
          </table:table-cell>
          <table:table-cell office:value-type="float" office:value="4588">
            <text:p>4588</text:p>
          </table:table-cell>
          <table:table-cell office:value-type="float" office:value="5264">
            <text:p>5264</text:p>
          </table:table-cell>
          <table:table-cell office:value-type="float" office:value="5935">
            <text:p>5935</text:p>
          </table:table-cell>
          <table:table-cell office:value-type="float" office:value="6610">
            <text:p>6610</text:p>
          </table:table-cell>
          <table:table-cell office:value-type="float" office:value="7281">
            <text:p>7281</text:p>
          </table:table-cell>
          <table:table-cell office:value-type="float" office:value="7954">
            <text:p>7954</text:p>
          </table:table-cell>
          <table:table-cell office:value-type="float" office:value="8623">
            <text:p>8623</text:p>
          </table:table-cell>
          <table:table-cell office:value-type="float" office:value="9291">
            <text:p>9291</text:p>
          </table:table-cell>
          <table:table-cell office:value-type="float" office:value="9957">
            <text:p>9957</text:p>
          </table:table-cell>
          <table:table-cell office:value-type="float" office:value="10627">
            <text:p>10627</text:p>
          </table:table-cell>
          <table:table-cell office:value-type="float" office:value="11292">
            <text:p>11292</text:p>
          </table:table-cell>
          <table:table-cell office:value-type="float" office:value="11963">
            <text:p>11963</text:p>
          </table:table-cell>
          <table:table-cell office:value-type="float" office:value="12634">
            <text:p>12634</text:p>
          </table:table-cell>
          <table:table-cell office:value-type="float" office:value="13303">
            <text:p>13303</text:p>
          </table:table-cell>
          <table:table-cell office:value-type="float" office:value="13970">
            <text:p>13970</text:p>
          </table:table-cell>
          <table:table-cell office:value-type="float" office:value="14635">
            <text:p>14635</text:p>
          </table:table-cell>
          <table:table-cell office:value-type="float" office:value="15288">
            <text:p>15288</text:p>
          </table:table-cell>
          <table:table-cell office:value-type="float" office:value="15927">
            <text:p>15927</text:p>
          </table:table-cell>
          <table:table-cell office:value-type="float" office:value="16563">
            <text:p>16563</text:p>
          </table:table-cell>
          <table:table-cell office:value-type="float" office:value="17219">
            <text:p>17219</text:p>
          </table:table-cell>
          <table:table-cell office:value-type="float" office:value="17888">
            <text:p>17888</text:p>
          </table:table-cell>
          <table:table-cell office:value-type="float" office:value="18555">
            <text:p>18555</text:p>
          </table:table-cell>
          <table:table-cell office:value-type="float" office:value="19222">
            <text:p>19222</text:p>
          </table:table-cell>
          <table:table-cell office:value-type="float" office:value="19891">
            <text:p>19891</text:p>
          </table:table-cell>
          <table:table-cell office:value-type="float" office:value="20561">
            <text:p>20561</text:p>
          </table:table-cell>
          <table:table-cell office:value-type="float" office:value="21225">
            <text:p>21225</text:p>
          </table:table-cell>
          <table:table-cell office:value-type="float" office:value="21894">
            <text:p>21894</text:p>
          </table:table-cell>
          <table:table-cell office:value-type="float" office:value="22563">
            <text:p>22563</text:p>
          </table:table-cell>
          <table:table-cell office:value-type="float" office:value="23234">
            <text:p>23234</text:p>
          </table:table-cell>
          <table:table-cell office:value-type="float" office:value="23905">
            <text:p>23905</text:p>
          </table:table-cell>
          <table:table-cell office:value-type="float" office:value="24575">
            <text:p>24575</text:p>
          </table:table-cell>
          <table:table-cell office:value-type="float" office:value="25249">
            <text:p>25249</text:p>
          </table:table-cell>
          <table:table-cell office:value-type="float" office:value="25924">
            <text:p>25924</text:p>
          </table:table-cell>
          <table:table-cell office:value-type="float" office:value="26594">
            <text:p>26594</text:p>
          </table:table-cell>
          <table:table-cell office:value-type="float" office:value="27267">
            <text:p>27267</text:p>
          </table:table-cell>
          <table:table-cell office:value-type="float" office:value="27939">
            <text:p>27939</text:p>
          </table:table-cell>
          <table:table-cell office:value-type="float" office:value="28611">
            <text:p>28611</text:p>
          </table:table-cell>
          <table:table-cell office:value-type="float" office:value="29285">
            <text:p>29285</text:p>
          </table:table-cell>
          <table:table-cell office:value-type="float" office:value="29958">
            <text:p>29958</text:p>
          </table:table-cell>
          <table:table-cell office:value-type="float" office:value="30630">
            <text:p>30630</text:p>
          </table:table-cell>
          <table:table-cell office:value-type="float" office:value="31303">
            <text:p>31303</text:p>
          </table:table-cell>
          <table:table-cell office:value-type="float" office:value="31975">
            <text:p>31975</text:p>
          </table:table-cell>
          <table:table-cell office:value-type="float" office:value="32648">
            <text:p>32648</text:p>
          </table:table-cell>
          <table:table-cell office:value-type="float" office:value="33323">
            <text:p>33323</text:p>
          </table:table-cell>
          <table:table-cell office:value-type="float" office:value="33995">
            <text:p>33995</text:p>
          </table:table-cell>
          <table:table-cell office:value-type="float" office:value="34669">
            <text:p>34669</text:p>
          </table:table-cell>
          <table:table-cell office:value-type="float" office:value="35341">
            <text:p>35341</text:p>
          </table:table-cell>
          <table:table-cell office:value-type="float" office:value="36007">
            <text:p>36007</text:p>
          </table:table-cell>
          <table:table-cell office:value-type="float" office:value="36677">
            <text:p>36677</text:p>
          </table:table-cell>
          <table:table-cell office:value-type="float" office:value="37349">
            <text:p>37349</text:p>
          </table:table-cell>
          <table:table-cell office:value-type="float" office:value="38017">
            <text:p>38017</text:p>
          </table:table-cell>
          <table:table-cell office:value-type="float" office:value="38684">
            <text:p>38684</text:p>
          </table:table-cell>
          <table:table-cell office:value-type="float" office:value="39352">
            <text:p>39352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6177.1274617378">
            <text:p>6177,13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25833.6354702017">
            <text:p>25833,64</text:p>
          </table:table-cell>
          <table:table-cell table:number-columns-repeated="58"/>
        </table:table-row>
        <table:table-row table:style-name="ro1" table:number-rows-repeated="2">
          <table:table-cell table:number-columns-repeated="60"/>
        </table:table-row>
        <table:table-row table:style-name="ro1">
          <table:table-cell>
            <draw:frame table:end-cell-address="Hoja1.F26" table:end-x="2.261cm" table:end-y="0.294cm" draw:z-index="0" draw:style-name="gr1" svg:width="19.604cm" svg:height="6.999cm" svg:x="0.7cm" svg:y="0.069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8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2:53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2:53:46</dc:date>
    <meta:editing-cycles>1</meta:editing-cycles>
    <meta:editing-duration>PT3M54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6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9.605cm" svg:height="7cm" chart:class="chart:scatter" chart:style-name="ch1">
        <chart:title svg:x="8.73cm" svg:y="0.141cm" chart:style-name="ch2">
          <text:p>Prueba # 4</text:p>
        </chart:title>
        <chart:legend chart:legend-position="end" svg:x="17.823cm" svg:y="3.193cm" chart:style-name="ch3"/>
        <chart:plot-area chart:style-name="ch4" table:cell-range-address="Hoja1.A1:Hoja1.BH2" chart:data-source-has-labels="column" svg:x="0.583cm" svg:y="0.784cm" svg:width="16.848cm" svg:height="5.996cm">
          <chart:axis chart:dimension="x" chart:name="primary-x" chart:style-name="ch5">
            <chart:title svg:x="8.764cm" svg:y="6.323cm" chart:style-name="ch6">
              <text:p>tiempo </text:p>
            </chart:title>
          </chart:axis>
          <chart:axis chart:dimension="y" chart:name="primary-y" chart:style-name="ch7">
            <chart:title svg:x="0.393cm" svg:y="3.88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16">
                <text:p>20016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16">
                <text:p>115016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16">
                <text:p>135016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00">
                <text:p>170000</text:p>
              </table:table-cell>
              <table:table-cell office:value-type="float" office:value="175016">
                <text:p>175016</text:p>
              </table:table-cell>
              <table:table-cell office:value-type="float" office:value="180000">
                <text:p>180000</text:p>
              </table:table-cell>
              <table:table-cell office:value-type="float" office:value="185016">
                <text:p>185016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6717.28206868701">
                <text:p>6717.28206868701</text:p>
              </table:table-cell>
              <table:table-cell office:value-type="float" office:value="6635.59685534857">
                <text:p>6635.59685534857</text:p>
              </table:table-cell>
              <table:table-cell office:value-type="float" office:value="6576.68613631756">
                <text:p>6576.68613631756</text:p>
              </table:table-cell>
              <table:table-cell office:value-type="float" office:value="6353.98665977756">
                <text:p>6353.98665977756</text:p>
              </table:table-cell>
              <table:table-cell office:value-type="float" office:value="6353.98665977756">
                <text:p>6353.98665977756</text:p>
              </table:table-cell>
              <table:table-cell office:value-type="float" office:value="6353.98665977756">
                <text:p>6353.98665977756</text:p>
              </table:table-cell>
              <table:table-cell office:value-type="float" office:value="6353.98665977756">
                <text:p>6353.98665977756</text:p>
              </table:table-cell>
              <table:table-cell office:value-type="float" office:value="6353.98665977756">
                <text:p>6353.98665977756</text:p>
              </table:table-cell>
              <table:table-cell office:value-type="float" office:value="6353.98665977756">
                <text:p>6353.98665977756</text:p>
              </table:table-cell>
              <table:table-cell office:value-type="float" office:value="6353.98665977756">
                <text:p>6353.98665977756</text:p>
              </table:table-cell>
              <table:table-cell office:value-type="float" office:value="6353.98665977756">
                <text:p>6353.98665977756</text:p>
              </table:table-cell>
              <table:table-cell office:value-type="float" office:value="6353.98665977756">
                <text:p>6353.98665977756</text:p>
              </table:table-cell>
              <table:table-cell office:value-type="float" office:value="6243.49471912441">
                <text:p>6243.49471912441</text:p>
              </table:table-cell>
              <table:table-cell office:value-type="float" office:value="6243.49471912441">
                <text:p>6243.49471912441</text:p>
              </table:table-cell>
              <table:table-cell office:value-type="float" office:value="6243.49471912441">
                <text:p>6243.49471912441</text:p>
              </table:table-cell>
              <table:table-cell office:value-type="float" office:value="6243.49471912441">
                <text:p>6243.49471912441</text:p>
              </table:table-cell>
              <table:table-cell office:value-type="float" office:value="6243.49471912441">
                <text:p>6243.49471912441</text:p>
              </table:table-cell>
              <table:table-cell office:value-type="float" office:value="6243.49471912441">
                <text:p>6243.49471912441</text:p>
              </table:table-cell>
              <table:table-cell office:value-type="float" office:value="6243.49471912441">
                <text:p>6243.49471912441</text:p>
              </table:table-cell>
              <table:table-cell office:value-type="float" office:value="6243.49471912441">
                <text:p>6243.49471912441</text:p>
              </table:table-cell>
              <table:table-cell office:value-type="float" office:value="6220.66718226991">
                <text:p>6220.66718226991</text:p>
              </table:table-cell>
              <table:table-cell office:value-type="float" office:value="6220.66718226991">
                <text:p>6220.66718226991</text:p>
              </table:table-cell>
              <table:table-cell office:value-type="float" office:value="6220.66718226991">
                <text:p>6220.66718226991</text:p>
              </table:table-cell>
              <table:table-cell office:value-type="float" office:value="6220.66718226991">
                <text:p>6220.66718226991</text:p>
              </table:table-cell>
              <table:table-cell office:value-type="float" office:value="6215.85099157246">
                <text:p>6215.85099157246</text:p>
              </table:table-cell>
              <table:table-cell office:value-type="float" office:value="6203.60395290712">
                <text:p>6203.60395290712</text:p>
              </table:table-cell>
              <table:table-cell office:value-type="float" office:value="6174.1706024401">
                <text:p>6174.1706024401</text:p>
              </table:table-cell>
              <table:table-cell office:value-type="float" office:value="6174.1706024401">
                <text:p>6174.1706024401</text:p>
              </table:table-cell>
              <table:table-cell office:value-type="float" office:value="6171.03867780045">
                <text:p>6171.03867780045</text:p>
              </table:table-cell>
              <table:table-cell office:value-type="float" office:value="6163.96055197347">
                <text:p>6163.96055197347</text:p>
              </table:table-cell>
              <table:table-cell office:value-type="float" office:value="6142.93343316106">
                <text:p>6142.93343316106</text:p>
              </table:table-cell>
              <table:table-cell office:value-type="float" office:value="6142.93343316106">
                <text:p>6142.93343316106</text:p>
              </table:table-cell>
              <table:table-cell office:value-type="float" office:value="6078.48533732915">
                <text:p>6078.48533732915</text:p>
              </table:table-cell>
              <table:table-cell office:value-type="float" office:value="6078.48533732915">
                <text:p>6078.48533732915</text:p>
              </table:table-cell>
              <table:table-cell office:value-type="float" office:value="6077.46298184301">
                <text:p>6077.46298184301</text:p>
              </table:table-cell>
              <table:table-cell office:value-type="float" office:value="6054.01868180461">
                <text:p>6054.01868180461</text:p>
              </table:table-cell>
              <table:table-cell office:value-type="float" office:value="6054.01868180461">
                <text:p>6054.01868180461</text:p>
              </table:table-cell>
              <table:table-cell office:value-type="float" office:value="6054.01868180461">
                <text:p>6054.01868180461</text:p>
              </table:table-cell>
              <table:table-cell office:value-type="float" office:value="6054.01868180461">
                <text:p>6054.01868180461</text:p>
              </table:table-cell>
              <table:table-cell office:value-type="float" office:value="6054.01868180461">
                <text:p>6054.01868180461</text:p>
              </table:table-cell>
              <table:table-cell office:value-type="float" office:value="6054.01868180461">
                <text:p>6054.01868180461</text:p>
              </table:table-cell>
              <table:table-cell office:value-type="float" office:value="6054.01868180461">
                <text:p>6054.01868180461</text:p>
              </table:table-cell>
              <table:table-cell office:value-type="float" office:value="6054.01868180461">
                <text:p>6054.01868180461</text:p>
              </table:table-cell>
              <table:table-cell office:value-type="float" office:value="6054.01868180461">
                <text:p>6054.01868180461</text:p>
              </table:table-cell>
              <table:table-cell office:value-type="float" office:value="6054.01868180461">
                <text:p>6054.01868180461</text:p>
              </table:table-cell>
              <table:table-cell office:value-type="float" office:value="6024.36900300718">
                <text:p>6024.36900300718</text:p>
              </table:table-cell>
              <table:table-cell office:value-type="float" office:value="6024.36900300718">
                <text:p>6024.36900300718</text:p>
              </table:table-cell>
              <table:table-cell office:value-type="float" office:value="6024.36900300718">
                <text:p>6024.36900300718</text:p>
              </table:table-cell>
              <table:table-cell office:value-type="float" office:value="6024.36900300718">
                <text:p>6024.36900300718</text:p>
              </table:table-cell>
              <table:table-cell office:value-type="float" office:value="6024.36900300718">
                <text:p>6024.36900300718</text:p>
              </table:table-cell>
              <table:table-cell office:value-type="float" office:value="6024.36900300718">
                <text:p>6024.36900300718</text:p>
              </table:table-cell>
              <table:table-cell office:value-type="float" office:value="6024.36900300718">
                <text:p>6024.36900300718</text:p>
              </table:table-cell>
              <table:table-cell office:value-type="float" office:value="6024.36900300718">
                <text:p>6024.36900300718</text:p>
              </table:table-cell>
              <table:table-cell office:value-type="float" office:value="6024.36900300718">
                <text:p>6024.36900300718</text:p>
              </table:table-cell>
              <table:table-cell office:value-type="float" office:value="6024.36900300718">
                <text:p>6024.36900300718</text:p>
              </table:table-cell>
              <table:table-cell office:value-type="float" office:value="6024.36900300718">
                <text:p>6024.36900300718</text:p>
              </table:table-cell>
              <table:table-cell office:value-type="float" office:value="6024.36900300718">
                <text:p>6024.36900300718</text:p>
              </table:table-cell>
              <table:table-cell office:value-type="float" office:value="6024.36900300718">
                <text:p>6024.36900300718</text:p>
              </table:table-cell>
              <table:table-cell office:value-type="float" office:value="6024.36900300718">
                <text:p>6024.36900300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